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ng.doubl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ng.valueOf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ng.shor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ng.parseLong( java . lang . String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ong.parseLong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ng.compareTo( java . lang .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ng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ng.in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ng.decod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ng.lo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ng.toString( long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ng.getLong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ng.valueOf( java . lang . String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ng.byt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ng.Long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ng.toString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ng.toHexString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ng.floa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ng.Long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ng.toOctalString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ng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ng.toBinaryString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ng.getLong( java . lang . String var0 , java . lang . Lo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ng.getLong( java . lang . String var0 , lo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ng.compareTo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